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rsid="00166133" officeooo:paragraph-rsid="00166133"/>
    </style:style>
    <style:style style:name="P14" style:family="paragraph" style:parent-style-name="Standard">
      <style:text-properties officeooo:paragraph-rsid="00175fd7"/>
    </style:style>
    <style:style style:name="P15" style:family="paragraph" style:parent-style-name="Standard">
      <style:text-properties officeooo:paragraph-rsid="00195b54"/>
    </style:style>
    <style:style style:name="P16" style:family="paragraph" style:parent-style-name="Standard">
      <style:text-properties officeooo:rsid="00175fd7" officeooo:paragraph-rsid="00195b54"/>
    </style:style>
    <style:style style:name="P17" style:family="paragraph" style:parent-style-name="Standard">
      <style:text-properties officeooo:paragraph-rsid="001c7b55"/>
    </style:style>
    <style:style style:name="P18" style:family="paragraph" style:parent-style-name="Standard">
      <style:text-properties officeooo:paragraph-rsid="001cb599"/>
    </style:style>
    <style:style style:name="P19" style:family="paragraph" style:parent-style-name="Standard">
      <style:text-properties officeooo:paragraph-rsid="001d7baa"/>
    </style:style>
    <style:style style:name="P20" style:family="paragraph" style:parent-style-name="Standard">
      <style:text-properties officeooo:paragraph-rsid="001f6da2"/>
    </style:style>
    <style:style style:name="P21" style:family="paragraph" style:parent-style-name="Standard">
      <style:text-properties officeooo:paragraph-rsid="001fb564"/>
    </style:style>
    <style:style style:name="P22" style:family="paragraph" style:parent-style-name="Standard">
      <style:text-properties officeooo:rsid="001fb564" officeooo:paragraph-rsid="001fb564"/>
    </style:style>
    <style:style style:name="P23" style:family="paragraph" style:parent-style-name="Standard">
      <style:text-properties officeooo:rsid="00175fd7" officeooo:paragraph-rsid="00212931"/>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style:style style:name="T11" style:family="text">
      <style:text-properties officeooo:rsid="001c7b55"/>
    </style:style>
    <style:style style:name="T12" style:family="text">
      <style:text-properties officeooo:rsid="001cb599"/>
    </style:style>
    <style:style style:name="T13" style:family="text">
      <style:text-properties officeooo:rsid="001d701e"/>
    </style:style>
    <style:style style:name="T14" style:family="text">
      <style:text-properties officeooo:rsid="001f6da2"/>
    </style:style>
    <style:style style:name="T15" style:family="text">
      <style:text-properties officeooo:rsid="001fb564"/>
    </style:style>
    <style:style style:name="T16" style:family="text">
      <style:text-properties fo:font-weight="normal" style:font-weight-asian="normal" style:font-weight-complex="normal"/>
    </style:style>
    <style:style style:name="T17" style:family="text">
      <style:text-properties fo:font-weight="normal" officeooo:rsid="001fb564" style:font-weight-asian="normal" style:font-weight-complex="normal"/>
    </style:style>
    <style:style style:name="T18" style:family="text">
      <style:text-properties officeooo:rsid="002129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4"><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4"/>
      <text:p text:style-name="P15"><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23">Response: <text:span text:style-name="T18">Most neuronal cell types (with the exception of some characteristic sensory neurons such as photoreceptor cells and mechanosensory cells) were not classified based on ultrastructural features, but on features of neurite morphology, body position and synaptic connectivity. It would be therefore not possible to represent most of the cell types with a single layer of an original EM picture. However, in order to make the morphological skeleton characteristics more accessible to the reader, we have now added a comprehensive website ( </text:span><text:a xlink:type="simple" xlink:href="https://jekelylab.github.io/Platynereis_celltype_compendium.html" text:style-name="Internet_20_link" text:visited-style-name="Visited_20_Internet_20_Link">https://jekelylab.github.io/Platynereis_celltype_compendium.html</text:a><text:span text:style-name="T18">) <text:s/>including all cell types together with their interactive 3D rendering. The self-contained webpage is also provided as a new supplementary file in Supplementary file 2. </text:span></text:p>
      <text:p text:style-name="P16">“Interactive 3D morphological renderings of each cell type together with their main annotations can also be explored on a webpage (https://jekelylab.github.io/Platynereis_celltype_compendium.html).”</text:p>
      <text:p text:style-name="P20"><text:soft-page-break/><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p>
      <text:p text:style-name="P20"/>
      <text:p text:style-name="P21"><text:span text:style-name="T14">Response: </text:span><text:span text:style-name="T15">We have now added further explanation into the Introduction about the early nectochaete larval stage: “The early nectochaete larva represents a transient dispersing stage in the life cycle of Platynereis. During this stage the larvae do not feed yet but rely on maternally provided yolk. Compared to the juvenile and adult stages it is expected that a considerable number of cell types will be only developing or completely missing at this stage. Three-day-old larvae do not yet have sensory palps and other sensory appendages (cirri), they do not crawl or feed and lack visceral muscles and an enteric nervous system.”</text:span><text:span text:style-name="T16"><text:line-break/></text:span><text:span text:style-name="T17">The location of developing neurons is shown in </text:span><text:span text:style-name="Strong_20_Emphasis"><text:span text:style-name="T16">Figure 3—figure supplement 1 </text:span></text:span><text:span text:style-name="Strong_20_Emphasis"><text:span text:style-name="T17">panel I.</text:span></text:span></text:p>
      <text:p text:style-name="P22">Juvenile or adult cell types have not yet been described in any detail that is close to the level of detail we now provide for the nectochaete larva, therefore a meaningful comparison of cell-type complements across stages is not yet feasible.</text:p>
      <text:p text:style-name="P21"><text:line-break/>(3) Minor corrections to the text and figures. <text:line-break/><text:line-break/>Figure 1: "outgoing" not "outgoung" in panels M, O, Q. </text:p>
      <text:p text:style-name="P12"/>
      <text:p text:style-name="P19"><text:span text:style-name="T9">Response: corrected</text:span></text:p>
      <text:p text:style-name="P19"><text:line-break/><text:line-break/>Line 128: We may need a precise definition of "cable length". </text:p>
      <text:p text:style-name="P17"/>
      <text:p text:style-name="P18"><text:span text:style-name="T9">Response: </text:span><text:span text:style-name="T11">we have included a definition of cable length in the Methods section </text:span><text:span text:style-name="T12">under a new subheading ‘Quantitative analysis of neuron morphologies’</text:span><text:span text:style-name="T11">.</text:span><text:line-break/></text:p>
      <text:p text:style-name="P18"><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p>
      <text:p text:style-name="P18"/>
      <text:p text:style-name="P19"><text:span text:style-name="T12">Response: </text:span><text:span text:style-name="T13">we have now added D/V or A/P indication to all figures.</text:span></text:p>
      <text:p text:style-name="P19"><text:line-break/><text:line-break/>Figure 23: "right view, left side" is confusing. </text:p>
      <text:p text:style-name="P18"><text:soft-page-break/></text:p>
      <text:p text:style-name="P19"><text:span text:style-name="T12">Response: We have changed this to “ Each panel shows a ventral (left panel) and a left-side view (right panel).”</text:span><text:line-break/><text:line-break/></text:p>
      <text:p text:style-name="P19">Line 406 : the first mention of the Platynereis cryptic segment, as far as I know, is Saudemont et al, 2008. <text:line-break/></text:p>
      <text:p text:style-name="P13">Response: Thank you for pointing this out. We added the citation.</text:p>
      <text:p text:style-name="P19"><text:line-break/></text:p>
      <text:p text:style-name="P19">Figure 45: descending and decussating, 2nd and 3rd line of the legend. <text:line-break/></text:p>
      <text:p text:style-name="P18"><text:span text:style-name="T12">Response: corrected</text:span></text:p>
      <text:p text:style-name="P18"><text:line-break/>The format of data source tables is not homogeneized with some files in Excel format and others in plain comma format. <text:line-break/></text:p>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10-23T17:33:27.706601946</dc:date>
    <meta:editing-duration>P1DT16H7M9S</meta:editing-duration>
    <meta:editing-cycles>10</meta:editing-cycles>
    <meta:generator>LibreOffice/24.2.6.2$Linux_X86_64 LibreOffice_project/420$Build-2</meta:generator>
    <meta:document-statistic meta:table-count="0" meta:image-count="0" meta:object-count="0" meta:page-count="6" meta:paragraph-count="35" meta:word-count="2383" meta:character-count="15472" meta:non-whitespace-character-count="13006"/>
  </office:meta>
</office:document-meta>
</file>